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paragraph-rsid="001a74db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81ab4" officeooo:paragraph-rsid="00181ab4"/>
    </style:style>
    <style:style style:name="T1" style:family="text">
      <style:text-properties officeooo:rsid="0017a01f"/>
    </style:style>
    <style:style style:name="T2" style:family="text">
      <style:text-properties officeooo:rsid="00181ab4"/>
    </style:style>
    <style:style style:name="T3" style:family="text">
      <style:text-properties officeooo:rsid="001900c8"/>
    </style:style>
    <style:style style:name="T4" style:family="text">
      <style:text-properties officeooo:rsid="001a74db"/>
    </style:style>
    <style:style style:name="T5" style:family="text">
      <style:text-properties officeooo:rsid="001bf5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项目概要设计</text:p>
      <text:p text:style-name="Standard">一、开发概要</text:p>
      <text:p text:style-name="Standard"><text:tab/>编译环境：<text:span text:style-name="T3">My Eclipse最新版</text:span></text:p>
      <text:p text:style-name="Standard"><text:tab/>开发语言<text:span text:style-name="T1">：JSP+Java，SQL</text:span></text:p>
      <text:p text:style-name="Standard"><text:tab/><text:span text:style-name="T1">Tomcat版本：6.0</text:span></text:p>
      <text:p text:style-name="Standard"><text:tab/>数据库版本<text:span text:style-name="T1">：MySQL 5.0</text:span></text:p>
      <text:p text:style-name="Standard"><text:tab/>可视化数据库构建工具<text:span text:style-name="T1">：Navicat</text:span></text:p>
      <text:p text:style-name="Standard"><text:tab/>版本控制策略<text:span text:style-name="T1">：github</text:span></text:p>
      <text:p text:style-name="Standard"><text:tab/><text:span text:style-name="T1">Scheduling：日程，MS Prj</text:span></text:p>
      <text:p text:style-name="Standard">二、软件架构</text:p>
      <text:p text:style-name="Standard"><text:tab/><text:span text:style-name="T1">B/S架构，MVC三层框架模式</text:span></text:p>
      <text:p text:style-name="Standard"><text:tab/><text:span text:style-name="T1">M：JavaBean</text:span></text:p>
      <text:p text:style-name="Standard"><text:tab/><text:span text:style-name="T1">V：JSP</text:span></text:p>
      <text:p text:style-name="Standard"><text:tab/><text:span text:style-name="T1">C：Java/JSP Session</text:span></text:p>
      <text:p text:style-name="Standard">三<text:span text:style-name="T1">、开发框架模型</text:span></text:p>
      <text:p text:style-name="Standard"><text:tab/>三次迭代<text:span text:style-name="T4">，螺旋模型</text:span></text:p>
      <text:p text:style-name="Standard">四<text:span text:style-name="T1">、模块设计</text:span></text:p>
      <text:p text:style-name="Standard"><text:tab/><text:span text:style-name="T2">1、UI：耿</text:span></text:p>
      <text:p text:style-name="Standard"><text:tab/><text:tab/>三个模块<text:span text:style-name="T4">：游客，读者，管理员（不区分super）</text:span></text:p>
      <text:p text:style-name="P2"><text:tab/>2、登录模块<text:span text:style-name="T4">：cookie，周</text:span></text:p>
      <text:p text:style-name="P2"><text:tab/>3、借还模块：门，丁</text:p>
      <text:p text:style-name="P2"><text:tab/>4、信息模块：李</text:p>
      <text:p text:style-name="Standard">五<text:span text:style-name="T2">、详细设计分工</text:span></text:p>
      <text:p text:style-name="Standard"><text:tab/><text:span text:style-name="T2">1、UI：耿、门，耿</text:span></text:p>
      <text:p text:style-name="Standard"><text:tab/><text:span text:style-name="T2">2、BLL：五人，耿</text:span></text:p>
      <text:p text:style-name="Standard"><text:tab/><text:span text:style-name="T5">3、DAL：李、周、门，李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5:35:21.147225116</meta:creation-date>
    <dc:date>2015-11-05T11:41:30.707644287</dc:date>
    <meta:editing-duration>PT5M3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209" meta:character-count="327" meta:non-whitespace-character-count="302"/>
  </office:meta>
</office:document-meta>
</file>